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isters" style:family="table">
      <style:table-properties style:width="6.925in" table:align="margins" style:may-break-between-rows="false"/>
    </style:style>
    <style:style style:name="Registers.A" style:family="table-column">
      <style:table-column-properties style:column-width="0.4389in" style:rel-column-width="4153*"/>
    </style:style>
    <style:style style:name="Registers.B" style:family="table-column">
      <style:table-column-properties style:column-width="0.8708in" style:rel-column-width="8241*"/>
    </style:style>
    <style:style style:name="Registers.C" style:family="table-column">
      <style:table-column-properties style:column-width="5.6153in" style:rel-column-width="53141*"/>
    </style:style>
    <style:style style:name="Registers.A1" style:family="table-cell">
      <style:table-cell-properties fo:padding="0.0382in" fo:border-left="0.05pt solid #000000" fo:border-right="none" fo:border-top="0.05pt solid #000000" fo:border-bottom="0.05pt solid #000000"/>
    </style:style>
    <style:style style:name="Registers.C1" style:family="table-cell">
      <style:table-cell-properties fo:padding="0.0382in" fo:border="0.05pt solid #000000"/>
    </style:style>
    <style:style style:name="Registers.A2" style:family="table-cell">
      <style:table-cell-properties fo:padding="0.0382in" fo:border-left="0.05pt solid #000000" fo:border-right="none" fo:border-top="none" fo:border-bottom="0.05pt solid #000000"/>
    </style:style>
    <style:style style:name="Register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1b85a" officeooo:paragraph-rsid="0011b85a"/>
    </style:style>
    <style:style style:name="P2" style:family="paragraph" style:parent-style-name="Standard">
      <style:text-properties style:font-name="Arial" officeooo:rsid="0011f778" officeooo:paragraph-rsid="0011f778"/>
    </style:style>
    <style:style style:name="P3" style:family="paragraph" style:parent-style-name="Standard">
      <style:text-properties style:font-name="Arial" officeooo:rsid="001279a1" officeooo:paragraph-rsid="001279a1"/>
    </style:style>
    <style:style style:name="P4" style:family="paragraph" style:parent-style-name="Standard">
      <style:text-properties style:font-name="Arial" officeooo:rsid="001355cd" officeooo:paragraph-rsid="001355cd"/>
    </style:style>
    <style:style style:name="P5" style:family="paragraph" style:parent-style-name="Standard">
      <style:text-properties style:font-name="Arial" officeooo:rsid="0013caf5" officeooo:paragraph-rsid="0013caf5"/>
    </style:style>
    <style:style style:name="P6" style:family="paragraph" style:parent-style-name="Standard">
      <style:text-properties style:font-name="Arial" officeooo:rsid="0015722c" officeooo:paragraph-rsid="0015722c"/>
    </style:style>
    <style:style style:name="P7" style:family="paragraph" style:parent-style-name="Standard">
      <style:text-properties style:font-name="Arial" officeooo:rsid="0015722c" officeooo:paragraph-rsid="00171351"/>
    </style:style>
    <style:style style:name="P8" style:family="paragraph" style:parent-style-name="Standard">
      <style:text-properties style:font-name="Arial" officeooo:rsid="0015722c" officeooo:paragraph-rsid="001aa10a"/>
    </style:style>
    <style:style style:name="P9" style:family="paragraph" style:parent-style-name="Standard">
      <style:text-properties style:font-name="Arial" officeooo:rsid="00171351" officeooo:paragraph-rsid="00171351"/>
    </style:style>
    <style:style style:name="P10" style:family="paragraph" style:parent-style-name="Standard">
      <style:text-properties style:font-name="Arial" officeooo:rsid="0018d175" officeooo:paragraph-rsid="0018d175"/>
    </style:style>
    <style:style style:name="P11" style:family="paragraph" style:parent-style-name="Text_20_body">
      <style:text-properties style:font-name="Arial" officeooo:rsid="0018d175" officeooo:paragraph-rsid="0018d175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Arial" fo:font-size="11pt" officeooo:rsid="0018d175" officeooo:paragraph-rsid="0018d175" style:font-size-asian="11pt" style:font-size-complex="11pt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Arial" fo:font-size="11pt" officeooo:rsid="001d9fb6" officeooo:paragraph-rsid="001d9fb6" style:font-size-asian="11pt" style:font-size-complex="11pt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Arial" officeooo:rsid="0018d175" officeooo:paragraph-rsid="001cf08b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Arial" officeooo:rsid="0018d175" officeooo:paragraph-rsid="0018d175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Arial" officeooo:rsid="0018d175" officeooo:paragraph-rsid="001d9fb6"/>
    </style:style>
    <style:style style:name="P17" style:family="paragraph" style:parent-style-name="Text_20_body">
      <style:paragraph-properties fo:margin-top="0in" fo:margin-bottom="0in" loext:contextual-spacing="false"/>
      <style:text-properties style:font-name="Arial" officeooo:rsid="001cf08b" officeooo:paragraph-rsid="001cf08b"/>
    </style:style>
    <style:style style:name="P18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style:font-name="FreeMono" fo:font-size="10pt" officeooo:rsid="001cf08b" officeooo:paragraph-rsid="001cf08b" style:font-size-asian="10pt" style:font-size-complex="10pt"/>
    </style:style>
    <style:style style:name="P19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style:font-name="FreeMono" fo:font-size="10pt" officeooo:rsid="001cf08b" officeooo:paragraph-rsid="001d9fb6" style:font-size-asian="10pt" style:font-size-complex="10pt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rial" fo:font-size="12pt" officeooo:rsid="001cf08b" officeooo:paragraph-rsid="001d9fb6" style:font-size-asian="12pt" style:font-size-complex="12pt"/>
    </style:style>
    <style:style style:name="P21" style:family="paragraph" style:parent-style-name="Standard" style:list-style-name="L1">
      <style:text-properties style:font-name="Arial" officeooo:rsid="0011f778" officeooo:paragraph-rsid="0011f778"/>
    </style:style>
    <style:style style:name="P22" style:family="paragraph" style:parent-style-name="Standard">
      <style:text-properties style:font-name="Arial" officeooo:rsid="001f71ce" officeooo:paragraph-rsid="001f71ce"/>
    </style:style>
    <style:style style:name="P23" style:family="paragraph" style:parent-style-name="Standard">
      <style:text-properties style:font-name="Arial" officeooo:rsid="001f71ce" officeooo:paragraph-rsid="00213961"/>
    </style:style>
    <style:style style:name="P24" style:family="paragraph" style:parent-style-name="Standard">
      <style:text-properties style:font-name="Arial" officeooo:rsid="00213961" officeooo:paragraph-rsid="00213961"/>
    </style:style>
    <style:style style:name="P25" style:family="paragraph" style:parent-style-name="Standard">
      <style:text-properties officeooo:paragraph-rsid="00213961"/>
    </style:style>
    <style:style style:name="P26" style:family="paragraph" style:parent-style-name="Heading_20_2">
      <style:text-properties officeooo:rsid="0018d175" officeooo:paragraph-rsid="0018d175"/>
    </style:style>
    <style:style style:name="P27" style:family="paragraph" style:parent-style-name="Heading_20_2">
      <style:text-properties officeooo:rsid="001d9fb6" officeooo:paragraph-rsid="001d9fb6"/>
    </style:style>
    <style:style style:name="P28" style:family="paragraph" style:parent-style-name="Heading_20_2" style:list-style-name=""/>
    <style:style style:name="P29" style:family="paragraph" style:parent-style-name="Heading_20_2">
      <style:text-properties style:font-name="Arial" officeooo:rsid="001f71ce" officeooo:paragraph-rsid="00213961"/>
    </style:style>
    <style:style style:name="P30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caf5" style:font-style-asian="italic" style:font-style-complex="italic"/>
    </style:style>
    <style:style style:name="T3" style:family="text">
      <style:text-properties officeooo:rsid="001355c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5722c"/>
    </style:style>
    <style:style style:name="T6" style:family="text">
      <style:text-properties officeooo:rsid="0013caf5"/>
    </style:style>
    <style:style style:name="T7" style:family="text">
      <style:text-properties officeooo:rsid="0015722c"/>
    </style:style>
    <style:style style:name="T8" style:family="text">
      <style:text-properties officeooo:rsid="00171351"/>
    </style:style>
    <style:style style:name="T9" style:family="text">
      <style:text-properties style:text-position="sub 58%" officeooo:rsid="00171351"/>
    </style:style>
    <style:style style:name="T10" style:family="text">
      <style:text-properties style:text-position="sub 58%" officeooo:rsid="001aa10a"/>
    </style:style>
    <style:style style:name="T11" style:family="text">
      <style:text-properties style:text-position="sub 58%" officeooo:rsid="0019876e"/>
    </style:style>
    <style:style style:name="T12" style:family="text">
      <style:text-properties officeooo:rsid="0017c8f3"/>
    </style:style>
    <style:style style:name="T13" style:family="text">
      <style:text-properties officeooo:rsid="0019876e"/>
    </style:style>
    <style:style style:name="T14" style:family="text">
      <style:text-properties officeooo:rsid="001aa10a"/>
    </style:style>
    <style:style style:name="T15" style:family="text">
      <style:text-properties officeooo:rsid="001ba567"/>
    </style:style>
    <style:style style:name="T16" style:family="text">
      <style:text-properties officeooo:rsid="001cf08b"/>
    </style:style>
    <style:style style:name="T17" style:family="text">
      <style:text-properties officeooo:rsid="001d0dc8"/>
    </style:style>
    <style:style style:name="T18" style:family="text">
      <style:text-properties officeooo:rsid="001d9fb6"/>
    </style:style>
    <style:style style:name="T19" style:family="text">
      <style:text-properties officeooo:rsid="001f71ce"/>
    </style:style>
    <style:style style:name="T20" style:family="text">
      <style:text-properties officeooo:rsid="00213961"/>
    </style:style>
    <style:style style:name="T21" style:family="text">
      <style:text-properties style:font-name="Arial" officeooo:rsid="00213961"/>
    </style:style>
    <style:style style:name="T22" style:family="text">
      <style:text-properties style:text-line-through-style="solid" style:text-line-through-type="single" officeooo:rsid="001987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ting the ili9341_if</text:h>
      <text:p text:style-name="P1"/>
      <text:p text:style-name="P1">This is a collection of notes and observations during the creation of this module.</text:p>
      <text:p text:style-name="P1"/>
      <text:p text:style-name="P1">The need was for a display of some sort on an FPGA based controller. <text:s/>Most of the FPGA prototype boards have connectors for an Arduino shield; using a TFT sheild seemed like a good choice.</text:p>
      <text:p text:style-name="P1"/>
      <text:p text:style-name="P1">The desire was to use one with a parallel interface; supposedly this would be faster than one with a SPI interface.</text:p>
      <text:p text:style-name="P1"/>
      <text:h text:style-name="Heading_20_2" text:outline-level="2">Hardware</text:h>
      <text:p text:style-name="P2"/>
      <text:p text:style-name="P2">The first attempt was to use the Vivado example AXI4-lite slave. <text:s/>The idea was to connect the TFT controller data instead of the internal registers.</text:p>
      <text:p text:style-name="P2"/>
      <text:p text:style-name="P2">The first discovery was that the ILI9341 is <text:span text:style-name="T1">slow</text:span>. <text:s/>Very slow. <text:s/>The minimum read pulse width is 45nS; the Vivado sample design allows one (1) clock for the read. <text:s/>The write time is better at 15nS, but that is still more than one CPU clock.</text:p>
      <text:p text:style-name="P2"/>
      <text:p text:style-name="P3">The timing diagram is in section 18.3 of the ILI9341 specification – page 238 (and page 240).</text:p>
      <text:p text:style-name="P2"/>
      <text:p text:style-name="P2">The second discovery was that the Vivado example design had two shortcomings:</text:p>
      <text:list xml:id="list3446642530" text:style-name="L1">
        <text:list-item>
          <text:p text:style-name="P21">It wasn’t possible to insert wait-states into that design.</text:p>
        </text:list-item>
        <text:list-item>
          <text:p text:style-name="P21">It wasn’t designed for something that had a shared read/write bus.</text:p>
        </text:list-item>
      </text:list>
      <text:p text:style-name="P2"/>
      <text:p text:style-name="P2">I looked at a number of shared designs; I didn’t find one that used a shared bus, so I wrote a new one.</text:p>
      <text:p text:style-name="P2"/>
      <text:p text:style-name="P3">The first test was to send a READ_ID4 command and expect to read back 0x93, 0x41 from the controller. <text:s/><text:span text:style-name="T3">It always read back 0x00.</text:span></text:p>
      <text:p text:style-name="P3"/>
      <text:p text:style-name="P5">I had a simulation (in GHDL) running. <text:s/>I made an ILI9341 model <text:span text:style-name="T12">that</text:span> included timing checks. <text:s/>That all seemed to be OK.</text:p>
      <text:p text:style-name="P3"/>
      <text:p text:style-name="P4">I attached an ILA to the LCD signals to see what was happening. <text:s/>The timing looked good, but the data coming back was always 0x00.</text:p>
      <text:p text:style-name="P4"/>
      <text:p text:style-name="P5">I thought that it might be an issue with the chip; perhaps it was a clone and the ID4 register wasn’t implemented. <text:s/>I found some example initialization code and tried to configure the chip. <text:s/>The display started to respond.</text:p>
      <text:p text:style-name="P5"/>
      <text:p text:style-name="P5">I noticed in the code that special attention was given to the chip reset timing. <text:s/>I also saw in the data sheet that the minimum reset pulse width was <text:span text:style-name="T7">10uS (Section 15.4 – page 230). <text:s/></text:span>I <text:soft-page-break/>created a software controlled reset line <text:span text:style-name="T7">that starts with reset </text:span><text:span text:style-name="T5">not</text:span><text:span text:style-name="T7"> asserted; now software was in total control.</text:span></text:p>
      <text:p text:style-name="P5"/>
      <text:p text:style-name="P6">Now I could get the display to do things (clear screen and draw line), but I still could not read the ID4 register. <text:s/>Looking at the example code there were no (0) reads from the controller.</text:p>
      <text:p text:style-name="P4"/>
      <text:p text:style-name="P4">After a number of web searches I found a comment that tri-state drivers were not inferred properly when the modules were synthesized out of context and that <text:span text:style-name="T4">Global</text:span> synthesis should be used for output products. <text:s/>Using global synthesis resulted with a warning message that the tri-state driver were <text:span text:style-name="T1">not being inferred</text:span>. <text:s/><text:span text:style-name="T6">This is a defect that I reported to Xilinx back in the Spartan-I days. <text:s/>You think they would have made </text:span><text:span text:style-name="T2">some</text:span><text:span text:style-name="T6"> improvements in the last 20 years? <text:s/>Or are shared read/write buses (see comment about Vivado example design) something that they just do not understand?</text:span></text:p>
      <text:p text:style-name="P4"/>
      <text:p text:style-name="P5">OK, I instantiated the IOBUF’s directly. <text:s/>I set the read pulse width to very large and looked at the signals with the ILA. <text:s/><text:span text:style-name="T7">Turns out that the controller is even slower than documented. <text:s/>What I found to work is to that the minimum pulse width (45nS), divide by the AXI clock (10nS for 100 MHZ), round up to an integer, and add 1 to that. <text:s/>This seems to work – a rd pulse of 6 clocks at 100 MHz. <text:s/>I have not updated the model to reflect this finding.</text:span></text:p>
      <text:p text:style-name="P5"/>
      <text:p text:style-name="P6">The current hardware has the tri-state (IOBUF) debug lines exposed. <text:s/>I connect them to an ILA for testing; if they are unconnected the tool will rip up the logic.</text:p>
      <text:p text:style-name="P2"/>
      <text:h text:style-name="P26" text:outline-level="2">Interface Usage</text:h>
      <text:p text:style-name="P11">There are 4 32-bit registers in the interface. <text:s/>Byte enables are ignored. <text:s/>Only bits [7:0] are sent to the controller.</text:p>
      <table:table table:name="Registers" table:style-name="Registers">
        <table:table-column table:style-name="Registers.A"/>
        <table:table-column table:style-name="Registers.B"/>
        <table:table-column table:style-name="Registers.C"/>
        <table:table-row>
          <table:table-cell table:style-name="Registers.A1" office:value-type="string">
            <text:p text:style-name="P12">0x0:</text:p>
          </table:table-cell>
          <table:table-cell table:style-name="Registers.A1" office:value-type="string">
            <text:p text:style-name="P12">Command</text:p>
          </table:table-cell>
          <table:table-cell table:style-name="Registers.C1" office:value-type="string">
            <text:p text:style-name="P12">Writing to this register sends a command to the controller. <text:s/>Command reads are not documented in the specification.</text:p>
          </table:table-cell>
        </table:table-row>
        <table:table-row>
          <table:table-cell table:style-name="Registers.A2" office:value-type="string">
            <text:p text:style-name="P12">0x1:</text:p>
          </table:table-cell>
          <table:table-cell table:style-name="Registers.A2" office:value-type="string">
            <text:p text:style-name="P12">Data</text:p>
          </table:table-cell>
          <table:table-cell table:style-name="Registers.C2" office:value-type="string">
            <text:p text:style-name="P12">Read and write data from and to the controller.</text:p>
          </table:table-cell>
        </table:table-row>
        <table:table-row>
          <table:table-cell table:style-name="Registers.A2" office:value-type="string">
            <text:p text:style-name="P12">0x2:</text:p>
          </table:table-cell>
          <table:table-cell table:style-name="Registers.A2" office:value-type="string">
            <text:p text:style-name="P12">Reset</text:p>
          </table:table-cell>
          <table:table-cell table:style-name="Registers.C2" office:value-type="string">
            <text:p text:style-name="P12">The reset line to the controller is on bit:0. <text:s/>It is high (reset removed) at power on.</text:p>
          </table:table-cell>
        </table:table-row>
        <table:table-row>
          <table:table-cell table:style-name="Registers.A2" office:value-type="string">
            <text:p text:style-name="P12">0x3:</text:p>
          </table:table-cell>
          <table:table-cell table:style-name="Registers.A2" office:value-type="string">
            <text:p text:style-name="P13"><text:span text:style-name="T19">Multi</text:span> Data</text:p>
          </table:table-cell>
          <table:table-cell table:style-name="Registers.C2" office:value-type="string">
            <text:p text:style-name="P12"><text:span text:style-name="T18">Self-timed writes of 2 or 4 bytes</text:span>. <text:s/><text:span text:style-name="T18">U16-&gt;2 bytes, U32-&gt;4 bytes.</text:span></text:p>
          </table:table-cell>
        </table:table-row>
      </table:table>
      <text:p text:style-name="P15"/>
      <text:h text:style-name="P27" text:outline-level="2"><text:span text:style-name="T19">Multi</text:span> Data</text:h>
      <text:p text:style-name="P16"><text:span text:style-name="T18">The multi data register is to write multiple bytes to the controller. <text:s/>After the command is sent either 2 of 4 bytes can be sent with a single write. <text:s/>And additional generic was added to meet the write cycle time requirement of the controller</text:span>.</text:p>
      <text:h text:style-name="P28" text:outline-level="2"/>
      <text:h text:style-name="P30" text:outline-level="2">Simulation</text:h>
      <text:p text:style-name="P14"><text:span text:style-name="T16">A test-bench and</text:span> <text:span text:style-name="T16">GHDL Makefile are in the sim/ folder. <text:s/>It performs the one test listed above. </text:span></text:p>
      <text:p text:style-name="P14"/>
      <text:p text:style-name="P17">You need to have a unisim library built for your system. <text:s/>I used:</text:p>
      <text:p text:style-name="P18">ghdl -a --workdir=unisim --work=unisim --ieee=synopsys $XILINX_VIVADO/data/vhdl/src/unisims/unisim_VCOMP.vhd</text:p>
      <text:p text:style-name="P20">and</text:p>
      <text:p text:style-name="P19">ghdl -a --workdir=unisim --ieee=synopsys $XILINX_VIVADO/data/vhdl/src/unisims/primitive/IOBUF.vhd</text:p>
      <text:p text:style-name="P20">and</text:p>
      <text:p text:style-name="P18">ghdl -a --workdir=<text:span text:style-name="T17">work</text:span> --ieee=synopsys $XILINX_VIVADO/data/vhdl/src/unisims/primitive/IOBUF.vhd</text:p>
      <text:h text:style-name="Heading_20_2" text:outline-level="2">Software</text:h>
      <text:p text:style-name="P1"/>
      <text:p text:style-name="P1">The most useful (to me) archive I found was <text:span text:style-name="T16">at</text:span> <text:s/><text:a xlink:type="simple" xlink:href="https://gist.github.com/postmodern/ed6e670999f456ad9f13" text:style-name="Internet_20_link" text:visited-style-name="Visited_20_Internet_20_Link">https://gist.github.com/postmodern/ed6e670999f456ad9f13</text:a>.</text:p>
      <text:p text:style-name="P1"/>
      <text:p text:style-name="P1">The downloaded ZIP file contained source and header files that worked with little modification.</text:p>
      <text:p text:style-name="P1"/>
      <text:p text:style-name="P6">I have gotten parts of the ADAFruit GFX library ported over. <text:s/>Initial testing shows the screen updates to be much faster then they are with an Arduino; some of this may be from the faster processor, some of it may be from the streamlined interface.</text:p>
      <text:p text:style-name="P6"/>
      <text:p text:style-name="P9">If someone had the time and energy to port the entire library to uBlaze, that would be <text:span text:style-name="T1">great</text:span>.</text:p>
      <text:p text:style-name="P6"/>
      <text:h text:style-name="Heading_20_2" text:outline-level="2">Future improvements</text:h>
      <text:p text:style-name="P6"/>
      <text:p text:style-name="P7">Most of the software doesn’t read from the controller, so improvements in the read time will have little benefit. <text:s/>Shaving clocks from the write time should help.</text:p>
      <text:p text:style-name="P7"/>
      <text:p text:style-name="P8">Look into the minimum <text:span text:style-name="T8">T</text:span><text:span text:style-name="T9">WR</text:span><text:span text:style-name="T10">L</text:span> pulse width. <text:s/><text:span text:style-name="T8">I currently use ceiling(T</text:span><text:span text:style-name="T9">WR</text:span><text:span text:style-name="T10">L</text:span><text:span text:style-name="T8">/T</text:span><text:span text:style-name="T9">AXI</text:span><text:span text:style-name="T8">)+1 for writes. <text:s/>The +1 may not be needed.</text:span></text:p>
      <text:p text:style-name="P6"/>
      <text:p text:style-name="P6">Look at an early write ack<text:span text:style-name="T14">nowledge</text:span> (axi_bvalid <text:span text:style-name="T15">early</text:span>). <text:s/>The processor can’t send writes back to back, so there is some time to finish the current write before another is received.</text:p>
      <text:p text:style-name="P6"/>
      <text:p text:style-name="P10">The reset line could be self timing. <text:s/>Writing a zero (to bit 0) would start a 10uS timer that would remove the reset. <text:s/>The software could poll this bit rather than use a timing <text:span text:style-name="T13">loop. <text:s/></text:span><text:span text:style-name="T22">Perhaps writing a 1 to bit 0 to assert reset would be easier for the software to use?</text:span><text:span text:style-name="T13"> <text:s/>(23.08.23 – implemented) <text:s/>An advantage of a self-timed reset is that the 5us &lt; T</text:span><text:span text:style-name="T11">RW</text:span><text:span text:style-name="T13"> &lt; 10us <text:s/>(AKA reset undefined) would be avoided. <text:s/>A disadvantage is that the counter would be large, and that would be a lot of gates for a ‘use once at power-up’ feature.</text:span></text:p>
      <text:p text:style-name="P10"/>
      <text:p text:style-name="P22"><text:soft-page-break/>Added after this section was originally written: <text:s/>The Multi-Data register. <text:s/>The code typically sends three commands for a pixel: 1) Column select, 2) Page select, 3) Write memory. <text:s/>The select commands are followed by 4 byte writes, the write memory is followed by 2 byte writes. <text:s/>Turning these into self-timed multiple byte writes reduced the number of clocks for a pixel write to roughly 1/3 of the original number.</text:p>
      <text:p text:style-name="P22"/>
      <text:h text:style-name="P29" text:outline-level="2"><text:span text:style-name="T20">PYNQ-Z2</text:span></text:h>
      <text:p text:style-name="P23"><text:span text:style-name="T20">Something I noticed bringing up the IP on this board is that the reset timing is sensitive. <text:s/>Sometimes it would work, most time it would not. <text:s/>Increasing the wait after the software reset seemed to have the greatest impact on how well it worked.</text:span></text:p>
      <text:p text:style-name="P23"/>
      <text:p text:style-name="P23"><text:span text:style-name="T20">The processor in the MPSOC is a lot faster than a uBlaze. <text:s/>A lot. <text:s/>I don’t know what the AXI4 bus speed is, so I had to guess at the timing. <text:s/>A read delay of ‘7’ seem to be OK; my guess would be that it’s around 133~150 MHz. <text:s/>There is some tweaking and testing to do.</text:span></text:p>
      <text:p text:style-name="P23"/>
      <text:p text:style-name="P24">And find a Tcl script that sets paramaters based on the clock speed.</text:p>
      <text:p text:style-name="P25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0" meta:object-count="0" meta:page-count="4" meta:paragraph-count="60" meta:word-count="1267" meta:character-count="7242" meta:non-whitespace-character-count="5983"/>
  </office:meta>
</office:document-meta>
</file>